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4df4a"/>
    </style:style>
    <style:style style:name="T2" style:family="text">
      <style:text-properties officeooo:rsid="0004f1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 HVAC System Backup Commands ========</text:p>
      <text:p text:style-name="Standard"/>
      <text:p text:style-name="Standard"># 1. Unlock the encrypted system partition</text:p>
      <text:p text:style-name="Standard">sudo cryptsetup open /dev/nvme0n1p3 cryptroot</text:p>
      <text:p text:style-name="Standard"/>
      <text:p text:style-name="Standard"># 2. Activate the LVM volume group</text:p>
      <text:p text:style-name="Standard">sudo vgchange -ay ubuntu-vg</text:p>
      <text:p text:style-name="Standard"/>
      <text:p text:style-name="Standard"># 3. Mount the root filesystem</text:p>
      <text:p text:style-name="Standard">sudo mkdir -p /mnt/ubuntu</text:p>
      <text:p text:style-name="Standard">sudo mount /dev/ubuntu-vg/ubuntu-lv /mnt/ubuntu</text:p>
      <text:p text:style-name="Standard"/>
      <text:p text:style-name="Standard"># 4. Mount the external backup drive</text:p>
      <text:p text:style-name="Standard">lsblk -o NAME,SIZE,TYPE,FSTYPE,MOUNTPOINT</text:p>
      <text:p text:style-name="Standard">sudo cryptsetup open /dev/sdd1 hvacbackup</text:p>
      <text:p text:style-name="Standard">sudo mkdir -p /mnt/HVACbak</text:p>
      <text:p text:style-name="Standard">df -h | grep HVACbak</text:p>
      <text:p text:style-name="Standard">sudo mount /dev/mapper/hvacbakup /media/ubuntu/HVACbak</text:p>
      <text:p text:style-name="Standard"/>
      <text:p text:style-name="Standard"># 5. Backup home directory (replace 'youruser' with your actual username)</text:p>
      <text:p text:style-name="Standard">sudo rsync -aAXHv --progress /mnt/ubuntu/home/youruser/ /mnt/HVACbak/home-backup/</text:p>
      <text:p text:style-name="Standard"/>
      <text:p text:style-name="Standard"># 6. Optional: Create a date-stamped backup folder (uncomment if desired)!/bin/bash</text:p>
      <text:p text:style-name="Standard"><text:span text:style-name="T2">#</text:span>Open the encrypted external drive</text:p>
      <text:p text:style-name="Standard">sudo cryptsetup open /dev/sda1 hvacbackup</text:p>
      <text:p text:style-name="Standard"/>
      <text:p text:style-name="Standard"># Create mount point</text:p>
      <text:p text:style-name="Standard">sudo mkdir -p /mnt/HVACbak</text:p>
      <text:p text:style-name="Standard"/>
      <text:p text:style-name="Standard"># Mount the decrypted device</text:p>
      <text:p text:style-name="Standard">sudo mount /dev/mapper/hvacbackup /mnt/HVACbak</text:p>
      <text:p text:style-name="Standard"/>
      <text:p text:style-name="Standard"># Date and time for backup folder (YYYY-MM-DD-HHMM)</text:p>
      <text:p text:style-name="Standard">DATE=$(date +%F-%H%M)</text:p>
      <text:p text:style-name="Standard"/>
      <text:p text:style-name="Standard"># Create backup folder (rsync will create it anyway, but this ensures parent exists)</text:p>
      <text:p text:style-name="Standard">sudo mkdir -p /mnt/HVACbak/home-backup-$DATE</text:p>
      <text:p text:style-name="Standard"/>
      <text:p text:style-name="Standard"># Rsync home directory to backup folder</text:p>
      <text:p text:style-name="Standard">sudo rsync -aAXHv --progress /mnt/ubuntu/home/ /mnt/HVACbak/home-backup-$DATE/</text:p>
      <text:p text:style-name="Standard"/>
      <text:p text:style-name="Standard"># Optional: unmount and close the drive after backup</text:p>
      <text:p text:style-name="Standard">sudo umount /mnt/HVACbak</text:p>
      <text:p text:style-name="Standard">sudo cryptsetup close hvacbackup</text:p>
      <text:p text:style-name="Standard"/>
      <text:p text:style-name="Standard">echo "Backup completed: /mnt/HVACbak/home-backup-$DATE"</text:p>
      <text:p text:style-name="Standard"/>
      <text:p text:style-name="Standard"># 7. Cleanly unmount everything when done</text:p>
      <text:p text:style-name="Standard">sudo umount /mnt/ubuntu</text:p>
      <text:p text:style-name="Standard">sudo vgchange -an ubuntu-vg</text:p>
      <text:p text:style-name="Standard">sudo cryptsetup close cryptroot</text:p>
      <text:p text:style-name="Standard"/>
      <text:p text:style-name="Standard"><text:soft-page-break/># ============================================</text:p>
      <text:p text:style-name="Standard">2025-11-06 </text:p>
      <text:p text:style-name="Standard">2025-11-06 I imported my phone no from Samsung galaxy a16 to this! Pixel 7 pro running on iodeos the no are not working would I have to change to +44 for instance!</text:p>
      <text:p text:style-name="Standard">2025-11-06 Skip to content</text:p>
      <text:p text:style-name="Standard"/>
      <text:p text:style-name="Standard">ChatGPT</text:p>
      <text:p text:style-name="Standard"/>
      <text:p text:style-name="Standard">Log in</text:p>
      <text:p text:style-name="Standard"/>
      <text:p text:style-name="Standard">You said:</text:p>
      <text:p text:style-name="Standard">How can I make a persistent startup disc in ubuntu 24.04.3 using ubuntu</text:p>
      <text:p text:style-name="Standard">ChatGPT said:</text:p>
      <text:p text:style-name="Standard">Here’s a step-by-step guide on how to create a persistent startup (live) USB for Ubuntu 24.04.3 — using Ubuntu itself. This will allow you to boot into Ubuntu from a USB drive and save files, settings, and installed apps across reboots.</text:p>
      <text:p text:style-name="Standard"/>
      <text:p text:style-name="Standard">🧰 What You Need</text:p>
      <text:p text:style-name="Standard">An Ubuntu system (your current OS)</text:p>
      <text:p text:style-name="Standard"/>
      <text:p text:style-name="Standard">A USB drive (8 GB minimum, 16 GB+ recommended)</text:p>
      <text:p text:style-name="Standard"/>
      <text:p text:style-name="Standard">Ubuntu 24.04.3 ISO file — download from ubuntu.com/download</text:p>
      <text:p text:style-name="Standard"/>
      <text:p text:style-name="Standard">Startup Disk Creator (preinstalled on Ubuntu) or an alternative tool like mkusb</text:p>
      <text:p text:style-name="Standard"/>
      <text:p text:style-name="Standard">🪄 Option 1: Using Startup Disk Creator (Simple, GUI method)</text:p>
      <text:p text:style-name="Standard">Step 1: Plug in your USB</text:p>
      <text:p text:style-name="Standard">Insert the USB drive and make sure you back up all data on it (it will be erased).</text:p>
      <text:p text:style-name="Standard"/>
      <text:p text:style-name="Standard">Step 2: Launch Startup Disk Creator</text:p>
      <text:p text:style-name="Standard">Open Activities → search for “Startup Disk Creator”</text:p>
      <text:p text:style-name="Standard"/>
      <text:p text:style-name="Standard">Or run it from terminal:</text:p>
      <text:p text:style-name="Standard"/>
      <text:p text:style-name="Standard">usb-creator-gtk</text:p>
      <text:p text:style-name="Standard">Step 3: Choose Source and Target</text:p>
      <text:p text:style-name="Standard">Source disk image (.iso): Browse to your ubuntu-24.04.3-desktop-amd64.iso</text:p>
      <text:p text:style-name="Standard"/>
      <text:p text:style-name="Standard">Disk to use: Select your USB drive</text:p>
      <text:p text:style-name="Standard"/>
      <text:p text:style-name="Standard">Step 4: Enable Persistence</text:p>
      <text:p text:style-name="Standard">If you see an option like “Stored in reserved extra space” or “When starting up from this disk, documents and settings will be saved”, move the slider to allocate persistent storage (up to 4 GB max due to FAT32 limits).</text:p>
      <text:p text:style-name="Standard"/>
      <text:p text:style-name="Standard">(If your version of Startup Disk Creator doesn’t show this, you’ll need to use mkusb — see below.)</text:p>
      <text:p text:style-name="Standard"/>
      <text:p text:style-name="Standard">Step 5: Create the Disk</text:p>
      <text:p text:style-name="Standard">Click “Make Startup Disk” and wait for the process to complete.</text:p>
      <text:p text:style-name="Standard"/>
      <text:p text:style-name="Standard"><text:soft-page-break/>✅ Once done, you can boot from the USB and test persistence (save a file, reboot, and check if it’s still there).</text:p>
      <text:p text:style-name="Standard"/>
      <text:p text:style-name="Standard">⚙️ Option 2: Using mkusb (More Control, Larger Persistence)</text:p>
      <text:p text:style-name="Standard">If you want more than 4 GB persistence or more reliability, use mkusb.</text:p>
      <text:p text:style-name="Standard"/>
      <text:p text:style-name="Standard">Step 1: Install mkusb</text:p>
      <text:p text:style-name="Standard">sudo add-apt-repository ppa:mkusb/ppa</text:p>
      <text:p text:style-name="Standard">sudo apt update</text:p>
      <text:p text:style-name="Standard">sudo apt install mkusb mkusb-plug</text:p>
      <text:p text:style-name="Standard">Step 2: Start mkusb</text:p>
      <text:p text:style-name="Standard">sudo mkusb</text:p>
      <text:p text:style-name="Standard">Step 3: Follow the GUI Steps</text:p>
      <text:p text:style-name="Standard">Select “Install (make a boot device)”</text:p>
      <text:p text:style-name="Standard"/>
      <text:p text:style-name="Standard">Choose your Ubuntu 24.04.3 ISO file</text:p>
      <text:p text:style-name="Standard"/>
      <text:p text:style-name="Standard">Pick “Persistent live”</text:p>
      <text:p text:style-name="Standard"/>
      <text:p text:style-name="Standard">Select your USB device</text:p>
      <text:p text:style-name="Standard"/>
      <text:p text:style-name="Standard">Set the size of persistent storage (can use most of the USB if you want)</text:p>
      <text:p text:style-name="Standard"/>
      <text:p text:style-name="Standard">Confirm and wait for it to finish</text:p>
      <text:p text:style-name="Standard"/>
      <text:p text:style-name="Standard">mkusb will automatically create:</text:p>
      <text:p text:style-name="Standard"/>
      <text:p text:style-name="Standard">A FAT32 boot partition</text:p>
      <text:p text:style-name="Standard"/>
      <text:p text:style-name="Standard">An ext4 partition for persistence (casper-rw)</text:p>
      <text:p text:style-name="Standard"/>
      <text:p text:style-name="Standard">🧩 Testing Persistence</text:p>
      <text:p text:style-name="Standard">Boot from your USB:</text:p>
      <text:p text:style-name="Standard"/>
      <text:p text:style-name="Standard">Choose “Try Ubuntu without installing”</text:p>
      <text:p text:style-name="Standard"/>
      <text:p text:style-name="Standard">Create a test file (e.g., on Desktop)</text:p>
      <text:p text:style-name="Standard"/>
      <text:p text:style-name="Standard">Reboot and boot again from USB</text:p>
      <text:p text:style-name="Standard"/>
      <text:p text:style-name="Standard">If the file is still there → persistence works 🎉</text:p>
      <text:p text:style-name="Standard"/>
      <text:p text:style-name="Standard">🧹 Optional: Verify ISO Before Use</text:p>
      <text:p text:style-name="Standard">sha256sum ubuntu-24.04.3-desktop-amd64.iso</text:p>
      <text:p text:style-name="Standard">Compare the hash with the one listed on the Ubuntu download page.</text:p>
      <text:p text:style-name="Standard"/>
      <text:p text:style-name="Standard">Would you like me to show you how to create a persistent USB entirely from the terminal (no GUI)? That method works well for scripting or remote use.</text:p>
      <text:p text:style-name="Standard"/>
      <text:p text:style-name="Standard">You said:</text:p>
      <text:p text:style-name="Standard">"Server not found" am trying this from a non persistent live image 24.04.3 there are no options in startup disc creator</text:p>
      <text:p text:style-name="Standard"><text:soft-page-break/>ChatGPT said:</text:p>
      <text:p text:style-name="Standard">Ah, yes — that makes perfect sense.</text:p>
      <text:p text:style-name="Standard">You’re currently running Ubuntu 24.04.3 from a live (non-persistent) session, and trying to use Startup Disk Creator, but:</text:p>
      <text:p text:style-name="Standard"/>
      <text:p text:style-name="Standard">The live session can’t save settings or install new packages permanently.</text:p>
      <text:p text:style-name="Standard"/>
      <text:p text:style-name="Standard">Startup Disk Creator on 24.04 no longer has a persistence option — it only makes non-persistent “live” USBs.</text:p>
      <text:p text:style-name="Standard"/>
      <text:p text:style-name="Standard">You also mentioned “Server not found” — that happens because the live session sometimes can’t resolve the Ubuntu PPA servers when you try to install extra tools like mkusb before enabling networking or DNS.</text:p>
      <text:p text:style-name="Standard"/>
      <text:p text:style-name="Standard">So, here’s what you can do depending on your current situation 👇</text:p>
      <text:p text:style-name="Standard"/>
      <text:p text:style-name="Standard">🧭 Goal: Make a Persistent Live USB from a Non-Persistent Live Session</text:p>
      <text:p text:style-name="Standard">You can do this — but it takes a few extra manual steps because usb-creator-gtk can’t make persistence drives anymore.</text:p>
      <text:p text:style-name="Standard"/>
      <text:p text:style-name="Standard">⚙️ OPTION 1 — Use mkusb (Recommended)</text:p>
      <text:p text:style-name="Standard">Even from the live session, you can install and use mkusb. You just have to fix networking first.</text:p>
      <text:p text:style-name="Standard"/>
      <text:p text:style-name="Standard">1. Fix Networking (“Server not found”)</text:p>
      <text:p text:style-name="Standard">Run:</text:p>
      <text:p text:style-name="Standard"/>
      <text:p text:style-name="Standard">sudo systemctl restart NetworkManager</text:p>
      <text:p text:style-name="Standard">ping -c 3 ubuntu.com</text:p>
      <text:p text:style-name="Standard">If that works, you’re online.</text:p>
      <text:p text:style-name="Standard"/>
      <text:p text:style-name="Standard">If not, reconnect manually:</text:p>
      <text:p text:style-name="Standard"/>
      <text:p text:style-name="Standard">Click the network icon → Connect to your Wi-Fi</text:p>
      <text:p text:style-name="Standard"/>
      <text:p text:style-name="Standard">Or use nmcli device wifi list and nmcli device wifi connect "SSID" password "PASSWORD"</text:p>
      <text:p text:style-name="Standard"/>
      <text:p text:style-name="Standard">Once you have internet, continue below.</text:p>
      <text:p text:style-name="Standard"/>
      <text:p text:style-name="Standard">2. Install mkusb (temporarily in RAM)</text:p>
      <text:p text:style-name="Standard">sudo add-apt-repository ppa:mkusb/ppa</text:p>
      <text:p text:style-name="Standard">sudo apt update</text:p>
      <text:p text:style-name="Standard">sudo apt install mkusb mkusb-plug</text:p>
      <text:p text:style-name="Standard">(This won’t persist after reboot, but that’s fine.)</text:p>
      <text:p text:style-name="Standard"/>
      <text:p text:style-name="Standard">3. Run mkusb</text:p>
      <text:p text:style-name="Standard">sudo mkusb</text:p>
      <text:p text:style-name="Standard">Then follow the prompts:</text:p>
      <text:p text:style-name="Standard"/>
      <text:p text:style-name="Standard">Choose your Ubuntu 24.04.3 ISO</text:p>
      <text:p text:style-name="Standard"/>
      <text:p text:style-name="Standard">Select Persistent live</text:p>
      <text:p text:style-name="Standard"/>
      <text:p text:style-name="Standard"><text:soft-page-break/>Pick your target USB drive</text:p>
      <text:p text:style-name="Standard"/>
      <text:p text:style-name="Standard">Choose how much space to allocate for persistence (e.g., most of the USB)</text:p>
      <text:p text:style-name="Standard"/>
      <text:p text:style-name="Standard">Confirm and let it finish</text:p>
      <text:p text:style-name="Standard"/>
      <text:p text:style-name="Standard">✅ Result: a fully persistent Ubuntu 24.04.3 USB that saves files, settings, and packages.</text:p>
      <text:p text:style-name="Standard"/>
      <text:p text:style-name="Standard">🧩 OPTION 2 — Manual (No mkusb, No Internet)</text:p>
      <text:p text:style-name="Standard">If you can’t get internet, you can still make a persistent USB manually using only built-in tools.</text:p>
      <text:p text:style-name="Standard"/>
      <text:p text:style-name="Standard">Let’s sa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8T01:12:37.019926735</meta:creation-date>
    <dc:date>2025-11-10T01:42:49.060149814</dc:date>
    <meta:editing-duration>PT1H20M30S</meta:editing-duration>
    <meta:editing-cycles>3</meta:editing-cycles>
    <meta:generator>LibreOffice/24.2.7.2$Linux_X86_64 LibreOffice_project/420$Build-2</meta:generator>
    <meta:document-statistic meta:table-count="0" meta:image-count="0" meta:object-count="0" meta:page-count="5" meta:paragraph-count="135" meta:word-count="1042" meta:character-count="6464" meta:non-whitespace-character-count="5549"/>
  </office:meta>
</office:document-meta>
</file>